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1.02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office:value-type="string">
            <text:p>Logical names</text:p>
          </table:table-cell>
          <table:table-cell office:value-type="string">
            <text:p>external ip</text:p>
          </table:table-cell>
          <table:table-cell office:value-type="string">
            <text:p>private ip </text:p>
          </table:table-cell>
          <table:table-cell office:value-type="string">
            <text:p>UserPort</text:p>
          </table:table-cell>
          <table:table-cell office:value-type="string">
            <text:p>SSHPort</text:p>
          </table:table-cell>
          <table:table-cell office:value-type="string">
            <text:p>HW/SW</text:p>
          </table:table-cell>
          <table:table-cell office:value-type="string">
            <text:p>Comment</text:p>
          </table:table-cell>
          <table:table-cell office:value-type="string">
            <text:p>ip idag</text:p>
          </table:table-cell>
          <table:table-cell office:value-type="string">
            <text:p>shh idag</text:p>
          </table:table-cell>
        </table:table-row>
        <table:table-row table:style-name="ro1">
          <table:table-cell/>
          <table:table-cell office:value-type="string">
            <text:p>asus</text:p>
          </table:table-cell>
          <table:table-cell office:value-type="string">
            <text:p>varmdo.asuscomm.com</text:p>
          </table:table-cell>
          <table:table-cell office:value-type="string">
            <text:p>192.168.1.50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1" office:value-type="string">
            <text:p>master</text:p>
          </table:table-cell>
          <table:table-cell office:value-type="string">
            <text:p>varmdo.asuscomm.com</text:p>
          </table:table-cell>
          <table:table-cell office:value-type="string">
            <text:p>192.168.1.200</text:p>
          </table:table-cell>
          <table:table-cell office:value-type="float" office:value="40000">
            <text:p>40000</text:p>
          </table:table-cell>
          <table:table-cell office:value-type="float" office:value="40002">
            <text:p>40002</text:p>
          </table:table-cell>
          <table:table-cell office:value-type="string">
            <text:p>Rpi3</text:p>
          </table:table-cell>
          <table:table-cell table:style-name="ce1" office:value-type="string">
            <text:p>Web + maste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w1(rpi2)</text:p>
          </table:table-cell>
          <table:table-cell office:value-type="string">
            <text:p>varmdo.asuscomm.com</text:p>
          </table:table-cell>
          <table:table-cell office:value-type="string">
            <text:p>192.168.1.101</text:p>
          </table:table-cell>
          <table:table-cell office:value-type="float" office:value="50010">
            <text:p>50010</text:p>
          </table:table-cell>
          <table:table-cell office:value-type="float" office:value="50012">
            <text:p>50012</text:p>
          </table:table-cell>
          <table:table-cell office:value-type="string">
            <text:p>Rpi2</text:p>
          </table:table-cell>
          <table:table-cell table:style-name="ce1" office:value-type="string">
            <text:p>Tellstick HW</text:p>
          </table:table-cell>
          <table:table-cell table:style-name="ce1" office:value-type="string">
            <text:p>192.168.1.100</text:p>
          </table:table-cell>
          <table:table-cell office:value-type="float" office:value="50222">
            <text:p>50222</text:p>
          </table:table-cell>
        </table:table-row>
        <table:table-row table:style-name="ro1">
          <table:table-cell/>
          <table:table-cell table:style-name="ce1" office:value-type="string">
            <text:p>w2</text:p>
          </table:table-cell>
          <table:table-cell office:value-type="string">
            <text:p>varmdo.asuscomm.com</text:p>
          </table:table-cell>
          <table:table-cell office:value-type="string">
            <text:p>192.168.1.102</text:p>
          </table:table-cell>
          <table:table-cell office:value-type="float" office:value="50020">
            <text:p>50020</text:p>
          </table:table-cell>
          <table:table-cell office:value-type="float" office:value="50022">
            <text:p>50022</text:p>
          </table:table-cell>
          <table:table-cell office:value-type="string">
            <text:p>Rpi3</text:p>
          </table:table-cell>
          <table:table-cell table:style-name="ce1" office:value-type="string">
            <text:p>Ratcatch HW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05/03/2020</text:date>, <text:time>21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kim Leche</meta:initial-creator>
    <meta:creation-date>2020-05-03T15:16:43</meta:creation-date>
    <meta:generator>OpenOffice/4.1.7$Unix OpenOffice.org_project/417m1$Build-9800</meta:generator>
    <dc:date>2020-05-03T21:44:53</dc:date>
    <dc:creator>Joakim Leche</dc:creator>
    <meta:editing-duration>PT6H2M50S</meta:editing-duration>
    <meta:editing-cycles>6</meta:editing-cycles>
    <meta:document-statistic meta:table-count="3" meta:cell-count="35" meta:object-count="0"/>
  </office:meta>
</office:document-meta>
</file>